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T amb [C]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DO </text:p>
          </table:table-cell>
          <table:table-cell office:value-type="string">
            <text:p>I [A]</text:p>
          </table:table-cell>
          <table:table-cell office:value-type="string">
            <text:p>Vin [V]</text:p>
          </table:table-cell>
          <table:table-cell office:value-type="string">
            <text:p>Vout[V]</text:p>
          </table:table-cell>
          <table:table-cell office:value-type="string">
            <text:p>P [W]</text:p>
          </table:table-cell>
          <table:table-cell office:value-type="string">
            <text:p>Rj</text:p>
          </table:table-cell>
          <table:table-cell office:value-type="string">
            <text:p>dT [C]</text:p>
          </table:table-cell>
          <table:table-cell office:value-type="string">
            <text:p>Tj [C]</text:p>
          </table:table-cell>
          <table:table-cell office:value-type="string">
            <text:p>Tj max [C]</text:p>
          </table:table-cell>
        </table:table-row>
        <table:table-row table:style-name="ro1">
          <table:table-cell office:value-type="string">
            <text:p>assume </text:p>
          </table:table-cell>
          <table:table-cell office:value-type="float" office:value="0.1">
            <text:p>0.1</text:p>
          </table:table-cell>
          <table:table-cell office:value-type="float" office:value="5.4">
            <text:p>5.4</text:p>
          </table:table-cell>
          <table:table-cell office:value-type="float" office:value="3.3">
            <text:p>3.3</text:p>
          </table:table-cell>
          <table:table-cell table:formula="of:=([.C7]-[.D7])*[.B7]" office:value-type="float" office:value="0.21">
            <text:p>0.21</text:p>
          </table:table-cell>
          <table:table-cell office:value-type="float" office:value="250">
            <text:p>250</text:p>
          </table:table-cell>
          <table:table-cell table:formula="of:=[.F7]*[.E7]" office:value-type="float" office:value="52.5">
            <text:p>52.5</text:p>
          </table:table-cell>
          <table:table-cell table:formula="of:=[.G7]+[.B4]" office:value-type="float" office:value="82.5">
            <text:p>82.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1N4448</text:p>
          </table:table-cell>
          <table:table-cell table:number-columns-repeated="8"/>
        </table:table-row>
        <table:table-row table:style-name="ro1">
          <table:table-cell office:value-type="string">
            <text:p>I [A]</text:p>
          </table:table-cell>
          <table:table-cell office:value-type="string">
            <text:p>Vf[V]</text:p>
          </table:table-cell>
          <table:table-cell office:value-type="string">
            <text:p>P [W]</text:p>
          </table:table-cell>
          <table:table-cell table:number-columns-repeated="6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table:formula="of:=[.B11]*[.A11]" office:value-type="float" office:value="0.0255">
            <text:p>0.03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.5">
            <text:p>1.5</text:p>
          </table:table-cell>
          <table:table-cell table:formula="of:=[.B12]*[.A12]" office:value-type="float" office:value="0.45">
            <text:p>0.45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LDO Vin Max </text:p>
          </table:table-cell>
          <table:table-cell table:formula="of:=5.8-[.B11]" office:value-type="float" office:value="4.95">
            <text:p>4.95</text:p>
          </table:table-cell>
          <table:table-cell office:value-type="string">
            <text:p>[V]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6/17/2016</text:date>, <text:time>14:3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43S</meta:editing-duration>
    <meta:editing-cycles>3</meta:editing-cycles>
    <meta:generator>OpenOffice/4.1.1$Win32 OpenOffice.org_project/411m6$Build-9775</meta:generator>
    <dc:date>2016-06-17T14:37:34.11</dc:date>
    <dc:creator>Wim Beaumont</dc:creator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